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200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63BBEE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0.661458333333333cm" style:use-optimal-column-width="true"/>
    </style:style>
    <style:style style:name="co3" style:family="table-column">
      <style:table-column-properties fo:break-before="auto" style:column-width="0.79375cm" style:use-optimal-column-width="true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0" table:default-cell-style-name="ce1"/>
        <table:table-column table:style-name="co3" table:default-cell-style-name="ce1"/>
        <table:table-column table:style-name="co4" table:number-columns-repeated="859" table:default-cell-style-name="ce1"/>
        <table:table-column table:style-name="co5" table:number-columns-repeated="15363" table:default-cell-style-name="ce1"/>
        <table:table-row table:number-rows-repeated="90" table:style-name="ro1"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2">
            <text:p>-1</text:p>
          </table:table-cell>
          <table:table-cell table:number-columns-repeated="16222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Hero Grape</meta:initial-creator>
    <dc:creator>佐藤弘哲</dc:creator>
    <meta:creation-date>2017-10-20T23:41:04Z</meta:creation-date>
    <dc:date>2020-04-19T06:10:07Z</dc:date>
    <meta:editing-cycles>1</meta:editing-cycles>
    <meta:editing-duration>PT191S</meta:editing-duration>
  </office:meta>
</office:document-meta>
</file>